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898070969278" calcext:value-type="float">
            <text:p>97,19</text:p>
          </table:table-cell>
          <table:table-cell table:style-name="ce3" table:formula="of:=([.F2]/12597)*100" office:value-type="float" office:value="2.81019290307216" calcext:value-type="float">
            <text:p>2,81</text:p>
          </table:table-cell>
          <table:table-cell office:value-type="float" office:value="9027" calcext:value-type="float">
            <text:p>9027</text:p>
          </table:table-cell>
          <table:table-cell table:style-name="ce4" table:formula="of:=[.E18]+[.H18]" office:value-type="float" office:value="12243" calcext:value-type="float">
            <text:p>12243</text:p>
          </table:table-cell>
          <table:table-cell table:formula="of:=12597-[.E2]" office:value-type="float" office:value="354" calcext:value-type="float">
            <text:p>354</text:p>
          </table:table-cell>
          <table:table-cell office:value-type="float" office:value="71.6286139488" calcext:value-type="float">
            <text:p>71,6286139488</text:p>
          </table:table-cell>
          <table:table-cell office:value-type="float" office:value="14.0166480541" calcext:value-type="float">
            <text:p>14,016648054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437167579583" calcext:value-type="float">
            <text:p>96,94</text:p>
          </table:table-cell>
          <table:table-cell table:style-name="ce3" table:formula="of:=([.F3]/12597)*100" office:value-type="float" office:value="3.05628324204176" calcext:value-type="float">
            <text:p>3,0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212" calcext:value-type="float">
            <text:p>12212</text:p>
          </table:table-cell>
          <table:table-cell table:formula="of:=12597-[.E3]" office:value-type="float" office:value="385" calcext:value-type="float">
            <text:p>385</text:p>
          </table:table-cell>
          <table:table-cell office:value-type="float" office:value="82.2565970421" calcext:value-type="float">
            <text:p>82,2565970421</text:p>
          </table:table-cell>
          <table:table-cell office:value-type="float" office:value="19.4480381012" calcext:value-type="float">
            <text:p>19,448038101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009446693657" calcext:value-type="float">
            <text:p>97,30</text:p>
          </table:table-cell>
          <table:table-cell table:style-name="ce3" table:formula="of:=([.F4]/12597)*100" office:value-type="float" office:value="2.69905533063428" calcext:value-type="float">
            <text:p>2,7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0]+[.H20]" office:value-type="float" office:value="12257" calcext:value-type="float">
            <text:p>12257</text:p>
          </table:table-cell>
          <table:table-cell table:formula="of:=12597-[.E4]" office:value-type="float" office:value="340" calcext:value-type="float">
            <text:p>340</text:p>
          </table:table-cell>
          <table:table-cell office:value-type="float" office:value="79.5319058895" calcext:value-type="float">
            <text:p>79,5319058895</text:p>
          </table:table-cell>
          <table:table-cell office:value-type="float" office:value="19.380562067" calcext:value-type="float">
            <text:p>19,38056206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722711756768" calcext:value-type="float">
            <text:p>96,87</text:p>
          </table:table-cell>
          <table:table-cell table:style-name="ce3" table:formula="of:=([.F5]/12597)*100" office:value-type="float" office:value="3.12772882432325" calcext:value-type="float">
            <text:p>3,13</text:p>
          </table:table-cell>
          <table:table-cell office:value-type="float" office:value="8361" calcext:value-type="float">
            <text:p>8361</text:p>
          </table:table-cell>
          <table:table-cell table:style-name="ce4" table:formula="of:=[.E21]+[.H21]" office:value-type="float" office:value="12203" calcext:value-type="float">
            <text:p>12203</text:p>
          </table:table-cell>
          <table:table-cell table:formula="of:=12597-[.E5]" office:value-type="float" office:value="394" calcext:value-type="float">
            <text:p>394</text:p>
          </table:table-cell>
          <table:table-cell office:value-type="float" office:value="226.401166916" calcext:value-type="float">
            <text:p>226,401166916</text:p>
          </table:table-cell>
          <table:table-cell office:value-type="float" office:value="12.9198801517" calcext:value-type="float">
            <text:p>12,919880151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104231166151" calcext:value-type="float">
            <text:p>97,11</text:p>
          </table:table-cell>
          <table:table-cell table:style-name="ce3" table:formula="of:=([.F6]/12597)*100" office:value-type="float" office:value="2.88957688338493" calcext:value-type="float">
            <text:p>2,89</text:p>
          </table:table-cell>
          <table:table-cell office:value-type="float" office:value="9106" calcext:value-type="float">
            <text:p>9106</text:p>
          </table:table-cell>
          <table:table-cell table:style-name="ce4" table:formula="of:=[.E22]+[.H22]" office:value-type="float" office:value="12233" calcext:value-type="float">
            <text:p>12233</text:p>
          </table:table-cell>
          <table:table-cell table:formula="of:=12597-[.E6]" office:value-type="float" office:value="364" calcext:value-type="float">
            <text:p>364</text:p>
          </table:table-cell>
          <table:table-cell office:value-type="float" office:value="70.3551659584" calcext:value-type="float">
            <text:p>70,3551659584</text:p>
          </table:table-cell>
          <table:table-cell office:value-type="float" office:value="14.0500206947" calcext:value-type="float">
            <text:p>14,050020694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898070969278" calcext:value-type="float">
            <text:p>97,19</text:p>
          </table:table-cell>
          <table:table-cell table:style-name="ce3" table:formula="of:=([.F7]/12597)*100" office:value-type="float" office:value="2.81019290307216" calcext:value-type="float">
            <text:p>2,81</text:p>
          </table:table-cell>
          <table:table-cell office:value-type="float" office:value="8704" calcext:value-type="float">
            <text:p>8704</text:p>
          </table:table-cell>
          <table:table-cell table:style-name="ce4" table:formula="of:=[.E23]+[.H23]" office:value-type="float" office:value="12243" calcext:value-type="float">
            <text:p>12243</text:p>
          </table:table-cell>
          <table:table-cell table:formula="of:=12597-[.E7]" office:value-type="float" office:value="354" calcext:value-type="float">
            <text:p>354</text:p>
          </table:table-cell>
          <table:table-cell office:value-type="float" office:value="129.965888023" calcext:value-type="float">
            <text:p>129,965888023</text:p>
          </table:table-cell>
          <table:table-cell office:value-type="float" office:value="13.504846096" calcext:value-type="float">
            <text:p>13,50484609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0310391363023" calcext:value-type="float">
            <text:p>97,03</text:p>
          </table:table-cell>
          <table:table-cell table:style-name="ce3" table:formula="of:=([.F8]/12597)*100" office:value-type="float" office:value="2.96896086369771" calcext:value-type="float">
            <text:p>2,97</text:p>
          </table:table-cell>
          <table:table-cell office:value-type="float" office:value="9362" calcext:value-type="float">
            <text:p>9362</text:p>
          </table:table-cell>
          <table:table-cell table:style-name="ce4" table:formula="of:=[.E24]+[.H24]" office:value-type="float" office:value="12223" calcext:value-type="float">
            <text:p>12223</text:p>
          </table:table-cell>
          <table:table-cell table:formula="of:=12597-[.E8]" office:value-type="float" office:value="374" calcext:value-type="float">
            <text:p>374</text:p>
          </table:table-cell>
          <table:table-cell office:value-type="float" office:value="71.2909960747" calcext:value-type="float">
            <text:p>71,2909960747</text:p>
          </table:table-cell>
          <table:table-cell office:value-type="float" office:value="14.478718996" calcext:value-type="float">
            <text:p>14,47871899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913471461459" calcext:value-type="float">
            <text:p>96,99</text:p>
          </table:table-cell>
          <table:table-cell table:style-name="ce3" table:formula="of:=([.F9]/12597)*100" office:value-type="float" office:value="3.00865285385409" calcext:value-type="float">
            <text:p>3,01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218" calcext:value-type="float">
            <text:p>12218</text:p>
          </table:table-cell>
          <table:table-cell table:formula="of:=12597-[.E9]" office:value-type="float" office:value="379" calcext:value-type="float">
            <text:p>379</text:p>
          </table:table-cell>
          <table:table-cell office:value-type="float" office:value="124.864402056" calcext:value-type="float">
            <text:p>124,864402056</text:p>
          </table:table-cell>
          <table:table-cell office:value-type="float" office:value="19.3958339691" calcext:value-type="float">
            <text:p>19,395833969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7866952449" calcext:value-type="float">
            <text:p>97,08</text:p>
          </table:table-cell>
          <table:table-cell table:style-name="ce3" table:formula="of:=([.F10]/12597)*100" office:value-type="float" office:value="2.92133047551004" calcext:value-type="float">
            <text:p>2,92</text:p>
          </table:table-cell>
          <table:table-cell office:value-type="float" office:value="8767" calcext:value-type="float">
            <text:p>8767</text:p>
          </table:table-cell>
          <table:table-cell table:style-name="ce4" table:formula="of:=[.E26]+[.H26]" office:value-type="float" office:value="12229" calcext:value-type="float">
            <text:p>12229</text:p>
          </table:table-cell>
          <table:table-cell table:formula="of:=12597-[.E10]" office:value-type="float" office:value="368" calcext:value-type="float">
            <text:p>368</text:p>
          </table:table-cell>
          <table:table-cell office:value-type="float" office:value="71.9630491734" calcext:value-type="float">
            <text:p>71,9630491734</text:p>
          </table:table-cell>
          <table:table-cell office:value-type="float" office:value="13.7482521534" calcext:value-type="float">
            <text:p>13,74825215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1262999126776" calcext:value-type="float">
            <text:p>97,13</text:p>
          </table:table-cell>
          <table:table-cell table:style-name="ce3" table:formula="of:=([.F11]/12597)*100" office:value-type="float" office:value="2.87370008732238" calcext:value-type="float">
            <text:p>2,87</text:p>
          </table:table-cell>
          <table:table-cell office:value-type="float" office:value="8605" calcext:value-type="float">
            <text:p>8605</text:p>
          </table:table-cell>
          <table:table-cell table:style-name="ce4" table:formula="of:=[.E27]+[.H27]" office:value-type="float" office:value="12235" calcext:value-type="float">
            <text:p>12235</text:p>
          </table:table-cell>
          <table:table-cell table:formula="of:=12597-[.E11]" office:value-type="float" office:value="362" calcext:value-type="float">
            <text:p>362</text:p>
          </table:table-cell>
          <table:table-cell office:value-type="float" office:value="72.158023119" calcext:value-type="float">
            <text:p>72,158023119</text:p>
          </table:table-cell>
          <table:table-cell office:value-type="float" office:value="13.3009719849" calcext:value-type="float">
            <text:p>13,300971984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834325633087" calcext:value-type="float">
            <text:p>97,0834325633</text:p>
          </table:table-cell>
          <table:table-cell table:formula="of:=AVERAGE([.C2:.C11])" office:value-type="float" office:value="2.91656743669128" calcext:value-type="float">
            <text:p>2,9165674367</text:p>
          </table:table-cell>
          <table:table-cell table:formula="of:=SUM([.D2:.D11])/10" office:value-type="float" office:value="9972.4" calcext:value-type="float">
            <text:p>9972,4</text:p>
          </table:table-cell>
          <table:table-cell table:formula="of:=AVERAGE([.E2:.E11])" office:value-type="float" office:value="12229.6" calcext:value-type="float">
            <text:p>12229,6</text:p>
          </table:table-cell>
          <table:table-cell table:formula="of:=AVERAGE([.F2:.F11])" office:value-type="float" office:value="367.4" calcext:value-type="float">
            <text:p>367,4</text:p>
          </table:table-cell>
          <table:table-cell table:formula="of:=SUM([.G2:.G11])/10" office:value-type="float" office:value="100.04158082009" calcext:value-type="float">
            <text:p>100,0415808201</text:p>
          </table:table-cell>
          <table:table-cell table:formula="of:=SUM([.H2:.H11])/10" office:value-type="float" office:value="15.42437722681" calcext:value-type="float">
            <text:p>15,424377226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91648805271096" calcext:value-type="float">
            <text:p>0,791648805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0.9" calcext:value-type="float">
            <text:p>5830,9</text:p>
          </table:table-cell>
          <table:table-cell table:formula="of:=AVERAGE([.G18:.G27])" office:value-type="float" office:value="31.8" calcext:value-type="float">
            <text:p>31,8</text:p>
          </table:table-cell>
          <table:table-cell/>
          <table:table-cell office:value-type="float" office:value="5893" calcext:value-type="float">
            <text:p>5893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350" calcext:value-type="float">
            <text:p>635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5.6" calcext:value-type="float">
            <text:p>335,6</text:p>
          </table:table-cell>
          <table:table-cell table:formula="of:=AVERAGE([.H18:.H27])" office:value-type="float" office:value="6398.7" calcext:value-type="float">
            <text:p>6398,7</text:p>
          </table:table-cell>
          <table:table-cell/>
          <table:table-cell office:value-type="float" office:value="5768" calcext:value-type="float">
            <text:p>5768</text:p>
          </table:table-cell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table:formula="of:=12597-SUM([.E19:.G19])" office:value-type="float" office:value="6444" calcext:value-type="float">
            <text:p>644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table:formula="of:=12597-SUM([.E20:.G20])" office:value-type="float" office:value="6494" calcext:value-type="float">
            <text:p>64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0.9" calcext:value-type="float">
            <text:p>5830,9</text:p>
          </table:table-cell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343" calcext:value-type="float">
            <text:p>343</text:p>
          </table:table-cell>
          <table:table-cell office:value-type="float" office:value="51" calcext:value-type="float">
            <text:p>51</text:p>
          </table:table-cell>
          <table:table-cell table:formula="of:=12597-SUM([.E21:.G21])" office:value-type="float" office:value="6383" calcext:value-type="float">
            <text:p>638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5.6" calcext:value-type="float">
            <text:p>335,6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table:formula="of:=12597-SUM([.E22:.G22])" office:value-type="float" office:value="6390" calcext:value-type="float">
            <text:p>639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1.8" calcext:value-type="float">
            <text:p>31,8</text:p>
          </table:table-cell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423" calcext:value-type="float">
            <text:p>642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.7" calcext:value-type="float">
            <text:p>6398,7</text:p>
          </table:table-cell>
          <table:table-cell table:number-columns-repeated="2"/>
          <table:table-cell office:value-type="float" office:value="5838" calcext:value-type="float">
            <text:p>5838</text:p>
          </table:table-cell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385" calcext:value-type="float">
            <text:p>638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324" calcext:value-type="float">
            <text:p>324</text:p>
          </table:table-cell>
          <table:table-cell office:value-type="float" office:value="55" calcext:value-type="float">
            <text:p>55</text:p>
          </table:table-cell>
          <table:table-cell table:formula="of:=12597-SUM([.E25:.G25])" office:value-type="float" office:value="6358" calcext:value-type="float">
            <text:p>635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2" calcext:value-type="float">
            <text:p>5832</text:p>
          </table:table-cell>
          <table:table-cell office:value-type="float" office:value="339" calcext:value-type="float">
            <text:p>339</text:p>
          </table:table-cell>
          <table:table-cell office:value-type="float" office:value="29" calcext:value-type="float">
            <text:p>29</text:p>
          </table:table-cell>
          <table:table-cell table:formula="of:=12597-SUM([.E26:.G26])" office:value-type="float" office:value="6397" calcext:value-type="float">
            <text:p>63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2" calcext:value-type="float">
            <text:p>5872</text:p>
          </table:table-cell>
          <table:table-cell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  <table:table-cell table:formula="of:=12597-SUM([.E27:.G27])" office:value-type="float" office:value="6363" calcext:value-type="float">
            <text:p>636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834325633087" calcext:value-type="float">
            <text:p>0,9708343256</text:p>
          </table:table-cell>
          <table:table-cell table:number-columns-repeated="2"/>
          <table:table-cell table:formula="of:=SUM([.E18:.E27])/10" office:value-type="float" office:value="5830.9" calcext:value-type="float">
            <text:p>5830,9</text:p>
          </table:table-cell>
          <table:table-cell table:formula="of:=SUM([.F18:.F27])/10" office:value-type="float" office:value="335.6" calcext:value-type="float">
            <text:p>335,6</text:p>
          </table:table-cell>
          <table:table-cell table:formula="of:=SUM([.G18:.G27])/10" office:value-type="float" office:value="31.8" calcext:value-type="float">
            <text:p>31,8</text:p>
          </table:table-cell>
          <table:table-cell table:formula="of:=SUM([.H18:.H27])/10" office:value-type="float" office:value="6398.7" calcext:value-type="float">
            <text:p>6398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1656743669128" calcext:value-type="float">
            <text:p>0,0291656744</text:p>
          </table:table-cell>
          <table:table-cell table:number-columns-repeated="2"/>
          <table:table-cell table:formula="of:=SUM([.E18:.E27])" office:value-type="float" office:value="58309" calcext:value-type="float">
            <text:p>58309</text:p>
          </table:table-cell>
          <table:table-cell table:formula="of:=SUM([.F18:.F27])" office:value-type="float" office:value="3356" calcext:value-type="float">
            <text:p>3356</text:p>
          </table:table-cell>
          <table:table-cell table:formula="of:=SUM([.G18:.G27])" office:value-type="float" office:value="318" calcext:value-type="float">
            <text:p>318</text:p>
          </table:table-cell>
          <table:table-cell table:formula="of:=SUM([.H18:.H27])" office:value-type="float" office:value="63987" calcext:value-type="float">
            <text:p>6398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575878008426" calcext:value-type="float">
            <text:p>0,994575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165570289414" calcext:value-type="float">
            <text:p>0,95016557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33:25.1988451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45S</meta:editing-duration>
    <meta:editing-cycles>9</meta:editing-cycles>
    <meta:generator>LibreOffice/5.1.6.2$Linux_X86_64 LibreOffice_project/10m0$Build-2</meta:generator>
    <dc:date>2018-01-24T01:33:36.222132656</dc:date>
    <meta:document-statistic meta:table-count="1" meta:cell-count="181" meta:object-count="0"/>
  </office:meta>
</office:document-meta>
</file>